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7.62cm" fo:margin-left="1.905cm" table:align="left"/>
    </style:style>
    <style:style style:name="Πίνακας1.A" style:family="table-column">
      <style:table-column-properties style:column-width="0.353cm"/>
    </style:style>
    <style:style style:name="Πίνακας1.B" style:family="table-column">
      <style:table-column-properties style:column-width="7.267cm"/>
    </style:style>
    <style:style style:name="Πίνακας1.A1" style:family="table-cell">
      <style:table-cell-properties style:vertical-align="middle"/>
    </style:style>
    <style:style style:name="Πίνακας2" style:family="table">
      <style:table-properties style:width="10.978cm" fo:margin-left="1.905cm" table:align="left"/>
    </style:style>
    <style:style style:name="Πίνακας2.A" style:family="table-column">
      <style:table-column-properties style:column-width="0.353cm"/>
    </style:style>
    <style:style style:name="Πίνακας2.B" style:family="table-column">
      <style:table-column-properties style:column-width="10.626cm"/>
    </style:style>
    <style:style style:name="Πίνακας2.A1" style:family="table-cell">
      <style:table-cell-properties style:vertical-align="middle"/>
    </style:style>
    <style:style style:name="Πίνακας3" style:family="table">
      <style:table-properties style:width="5.101cm" fo:margin-left="3.175cm" table:align="left"/>
    </style:style>
    <style:style style:name="Πίνακας3.A" style:family="table-column">
      <style:table-column-properties style:column-width="0.247cm"/>
    </style:style>
    <style:style style:name="Πίνακας3.B" style:family="table-column">
      <style:table-column-properties style:column-width="4.854cm"/>
    </style:style>
    <style:style style:name="Πίνακας3.A1" style:family="table-cell">
      <style:table-cell-properties style:vertical-align="middle"/>
    </style:style>
    <style:style style:name="Πίνακας4" style:family="table">
      <style:table-properties style:width="6.064cm" fo:margin-left="3.175cm" table:align="left"/>
    </style:style>
    <style:style style:name="Πίνακας4.A" style:family="table-column">
      <style:table-column-properties style:column-width="0.247cm"/>
    </style:style>
    <style:style style:name="Πίνακας4.B" style:family="table-column">
      <style:table-column-properties style:column-width="5.817cm"/>
    </style:style>
    <style:style style:name="Πίνακας4.A1" style:family="table-cell">
      <style:table-cell-properties style:vertical-align="middle"/>
    </style:style>
    <style:style style:name="Πίνακας5" style:family="table">
      <style:table-properties style:width="5.001cm" fo:margin-left="3.175cm" table:align="left"/>
    </style:style>
    <style:style style:name="Πίνακας5.A" style:family="table-column">
      <style:table-column-properties style:column-width="0.247cm"/>
    </style:style>
    <style:style style:name="Πίνακας5.B" style:family="table-column">
      <style:table-column-properties style:column-width="4.754cm"/>
    </style:style>
    <style:style style:name="Πίνακας5.A1" style:family="table-cell">
      <style:table-cell-properties style:vertical-align="middle"/>
    </style:style>
    <style:style style:name="Πίνακας6" style:family="table">
      <style:table-properties style:width="18.893cm" fo:margin-left="3.175cm" table:align="left"/>
    </style:style>
    <style:style style:name="Πίνακας6.A" style:family="table-column">
      <style:table-column-properties style:column-width="0.219cm"/>
    </style:style>
    <style:style style:name="Πίνακας6.B" style:family="table-column">
      <style:table-column-properties style:column-width="18.674cm"/>
    </style:style>
    <style:style style:name="Πίνακας6.A1" style:family="table-cell">
      <style:table-cell-properties style:vertical-align="middle"/>
    </style:style>
    <style:style style:name="Πίνακας7" style:family="table">
      <style:table-properties style:width="11.065cm" fo:margin-left="2.54cm" table:align="left"/>
    </style:style>
    <style:style style:name="Πίνακας7.A" style:family="table-column">
      <style:table-column-properties style:column-width="1.067cm"/>
    </style:style>
    <style:style style:name="Πίνακας7.B" style:family="table-column">
      <style:table-column-properties style:column-width="9.998cm"/>
    </style:style>
    <style:style style:name="Πίνακας7.A1" style:family="table-cell">
      <style:table-cell-properties style:vertical-align="middle"/>
    </style:style>
    <style:style style:name="Πίνακας8" style:family="table">
      <style:table-properties style:width="15.746cm" fo:margin-left="3.175cm" table:align="left"/>
    </style:style>
    <style:style style:name="Πίνακας8.A" style:family="table-column">
      <style:table-column-properties style:column-width="0.247cm"/>
    </style:style>
    <style:style style:name="Πίνακας8.B" style:family="table-column">
      <style:table-column-properties style:column-width="15.499cm"/>
    </style:style>
    <style:style style:name="Πίνακας8.A1" style:family="table-cell">
      <style:table-cell-properties style:vertical-align="middle"/>
    </style:style>
    <style:style style:name="Πίνακας9" style:family="table">
      <style:table-properties style:width="6.787cm" fo:margin-left="3.175cm" table:align="left"/>
    </style:style>
    <style:style style:name="Πίνακας9.A" style:family="table-column">
      <style:table-column-properties style:column-width="0.247cm"/>
    </style:style>
    <style:style style:name="Πίνακας9.B" style:family="table-column">
      <style:table-column-properties style:column-width="6.541cm"/>
    </style:style>
    <style:style style:name="Πίνακας9.A1" style:family="table-cell">
      <style:table-cell-properties style:vertical-align="middle"/>
    </style:style>
    <style:style style:name="Πίνακας10" style:family="table">
      <style:table-properties style:width="2.334cm" fo:margin-left="1.905cm" table:align="left"/>
    </style:style>
    <style:style style:name="Πίνακας10.A" style:family="table-column">
      <style:table-column-properties style:column-width="0.353cm"/>
    </style:style>
    <style:style style:name="Πίνακας10.B" style:family="table-column">
      <style:table-column-properties style:column-width="1.981cm"/>
    </style:style>
    <style:style style:name="Πίνακας10.A1" style:family="table-cell">
      <style:table-cell-properties style:vertical-align="middle"/>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style:text-properties fo:font-variant="normal" fo:text-transform="none" fo:color="#000000" style:font-name="Times New Roman1" fo:font-size="11pt" fo:font-style="normal" fo:font-weight="bold"/>
    </style:style>
    <style:style style:name="P4" style:family="paragraph" style:parent-style-name="Table_20_Contents">
      <style:paragraph-properties fo:margin-top="0cm" fo:margin-bottom="0cm" style:contextual-spacing="false"/>
    </style:style>
    <style:style style:name="P5" style:family="paragraph" style:parent-style-name="Text_20_body">
      <style:paragraph-properties fo:margin-left="1.905cm" fo:margin-right="0cm" fo:margin-top="0cm" fo:margin-bottom="0cm" style:contextual-spacing="false" fo:text-indent="0cm" style:auto-text-indent="false"/>
    </style:style>
    <style:style style:name="P6" style:family="paragraph" style:parent-style-name="Text_20_body">
      <style:paragraph-properties fo:margin-left="1.905cm" fo:margin-right="0cm" fo:text-indent="0cm" style:auto-text-indent="false"/>
    </style:style>
    <style:style style:name="P7" style:family="paragraph" style:parent-style-name="Text_20_body">
      <style:paragraph-properties fo:margin-left="3.175cm" fo:margin-right="0cm" fo:margin-top="0cm" fo:margin-bottom="0cm" style:contextual-spacing="false" fo:text-indent="0cm" style:auto-text-indent="false"/>
    </style:style>
    <style:style style:name="P8" style:family="paragraph" style:parent-style-name="Text_20_body">
      <style:paragraph-properties fo:margin-left="2.54cm" fo:margin-right="0cm" fo:margin-top="0cm" fo:margin-bottom="0cm" style:contextual-spacing="false" fo:text-indent="0cm" style:auto-text-indent="false"/>
    </style:style>
    <style:style style:name="P9" style:family="paragraph" style:parent-style-name="Text_20_body" style:master-page-name="HTML">
      <style:paragraph-properties style:page-number="auto"/>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T1" style:family="text">
      <style:text-properties fo:font-weight="bold"/>
    </style:style>
    <style:style style:name="T2" style:family="text">
      <style:text-properties fo:font-weight="normal"/>
    </style:style>
    <style:style style:name="T3" style:family="text">
      <style:text-properties fo:font-variant="normal" fo:text-transform="none" fo:color="#000000"/>
    </style:style>
    <style:style style:name="T4" style:family="text">
      <style:text-properties fo:font-size="8.25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control-implementation="ooo:com.sun.star.form.component.Form" office:target-frame="" xlink:href="../../../../../../../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section text:style-name="Sect1" text:name="widgets_top">
        <text:p text:style-name="Text_20_body"/>
      </text:section>
      <text:section text:style-name="Sect1" text:name="main">
        <text:p text:style-name="Heading_20_1">Leads</text:p>
        <text:section text:style-name="Sect1" text:name="section_1">
          <text:h text:style-name="Heading_20_2" text:outline-level="2">Επισκόπηση</text:h>
          <text:p text:style-name="Text_20_body">Τα Leads είναι πρώιμες επαφές της διαδικασίας πώλησης. Χρησιμοποιήστε την μονάδα Leads για να δημιουργήσετε, να διαχειριστείτε και να παρακολουθήσετε <text:s/>τα leads πωλήσεων ή τις πιθανές συμφωνίες μαζί με σχετικές δραστηριότητες, καμπάνιες πωλήσεων και ιστορικό πωλήσεων.</text:p>
          <text:p text:style-name="Text_20_body">Μπορείτε να συσχετίσετε ένα προβάδισμα με οποιοδήποτε τύπο εκστρατείας για την παρακολούθηση της αποτελεσματικότητας της εκστρατείας για τη δημιουργία ευκαιριών για τον οργανισμό σας.</text:p>
        </text:section>
        <text:section text:style-name="Sect1" text:name="section_2">
          <text:h text:style-name="Heading_20_2" text:outline-level="2">Δημιουργία Leads</text:h>
          <text:p text:style-name="Text_20_body"/>
          <text:p text:style-name="Text_20_body">Μπορείτε να δημιουργήσετε leads στο SugarCRM, ενώ μπορείτε να τα εισάγετε στο SugarCRM χρησιμοποιώντας ένα οριοθετημένο με κόμματα, οριοθετημένο με στηλοθέτες ή προσαρμοσμένο αρχείο. Αφού εισάγετε τα Leads , μπορείτε να επιλέξετε την προεπιλεγμένη τιμή για την πηγή Lead, όπως Direct Mail, Trade Show, και ούτω καθεξής από τη λίστα στη στήλη Προεπιλεγμένη τιμή.</text:p>
          <text:p text:style-name="Text_20_body">Επιλέξτε εισαγωγή από την καρτέλα Leads για την εισαγωγή των Leads. Για περισσότερες πληροφορίες σχετικά με την εισαγωγή δεδομένων, ανατρέξτε στην ενότητα Εισαγωγή δεδομένων(<text:a xlink:type="simple" xlink:href="../../../../Guides/Application_Guide/Sugar_CommunityEdition/Sugar_Application_Guide_6.3.0/Import#1062781">Importing Data</text:a>).</text:p>
          <text:p text:style-name="P2">Για να δημιουργήσετε ένα lead</text:p>
          <table:table table:name="Πίνακας1" table:style-name="Πίνακας1">
            <table:table-column table:style-name="Πίνακας1.A"/>
            <table:table-column table:style-name="Πίνακας1.B"/>
            <table:table-row>
              <table:table-cell table:style-name="Πίνακας1.A1" office:value-type="string">
                <text:p text:style-name="P4">1.</text:p>
              </table:table-cell>
              <table:table-cell table:style-name="Πίνακας1.A1" office:value-type="string">
                <text:p text:style-name="P4">Επιλέξτε <text:span text:style-name="T1">Create Leads </text:span>από το μενού.</text:p>
              </table:table-cell>
            </table:table-row>
          </table:table>
          <text:p text:style-name="P5">Διαφορετικά, κάντε κλικ στο δεσμό Δημιουργία στην επάνω δεξιά γωνία της προβολής λίστας ή Προβολή λεπτομερειών οποιασδήποτε σελίδας Leads.</text:p>
          <table:table table:name="Πίνακας2" table:style-name="Πίνακας2">
            <table:table-column table:style-name="Πίνακας2.A"/>
            <table:table-column table:style-name="Πίνακας2.B"/>
            <table:table-row>
              <table:table-cell table:style-name="Πίνακας2.A1" office:value-type="string">
                <text:p text:style-name="P4">2.</text:p>
              </table:table-cell>
              <table:table-cell table:style-name="Πίνακας2.A1" office:value-type="string">
                <text:p text:style-name="P4">Εισάγετε τις ακόλουθες πληροφορίες στην ενότητα επισκόπηση:</text:p>
              </table:table-cell>
            </table:table-row>
          </table:table>
          <text:p text:style-name="P5">Όνομα. Εισάγετε το όνομα του lead.</text:p>
          <text:p text:style-name="P2">Επίθετο. Εισάγετε το επίθετο του lead.</text:p>
          <text:p text:style-name="P2">Τίτλος. Εισάγετε το όνομα της επιχείρισης του lead.</text:p>
          <text:p text:style-name="P2">Υπηρεσία. Εισάγετε την υπηρεσία στην οποία ανήκει το lead.</text:p>
          <text:p text:style-name="P2">Όνομα λογαριασμού. </text:p>
          <text:p text:style-name="P2">Εισάγετε το όνομα της εταιρείας που σχετίζεται με το lead. Όταν μετατρέψετε το lead, έχετε τη δυνατότητα να δημιουργήσετε το λογαριασμό ως σχετική εγγραφή.</text:p>
          <text:p text:style-name="P2">Τηλέφωνο γραφείου. Εισάγετε το τηλέφωνο γραφείου του lead.</text:p>
          <text:p text:style-name="P2">Κινητό τηλέφωνο. Εισάγετε το κινητό τηλέφωνο του lead.</text:p>
          <text:p text:style-name="P2">Φαξ. Τηλέφωνο γραφείου. Εισάγετε τον αριθμό φαξ του lead.</text:p>
          <text:p text:style-name="P2">Ιστοσελίδα. Εισάγετε τον δικτυακό τόπο της ατομικής επιχείρισης.</text:p>
          <text:p text:style-name="P2">Κύρια και δευτερεύουσα διεύθυνση: Εισάγετε την κύρια διεύθυνση και άλλες πληροφορίες διευθύνσεων. Για να αντιγράψετε την δευτερεύουσα διεύθυνση από την κύρια διεύθυνση, επιλέξτε αντιγραφή διεύθυνσης από το κουτάκι αριστερά.</text:p>
          <text:p text:style-name="P2">Εαν επιλέξετε ένα Lead από τη λίστα των leads, το σύστημα αυτόματα εισάγει τη διεύθυνση. Μπορείτε να επεξεργαστείτε αυτές τις πληροφορίες εάν είναι απαραίτητο.</text:p>
          <text:p text:style-name="P2">Διεύθυνση ηλεκτρονικού ταχυδρομείου: Εισάγετε τη διεύθυνση ηλεκτρονικού ταχυδρομείου της επιχείρισης, τις επαφές σας και τους στόχους της εκστρατείας στο πλαίσιο του οργανισμού. Επιλέξτε μη έγκυρο για να υποδείξετε μια λανθασμένη διεύθυνση ηλεκτρονικού ταχυδρομείου. Αν στέλνετε μηνύματα ηλεκτρονικού ταχυδρομείου εκστρατείας για αυτήν την επαφή και ο χρήστης επιλέξει opt-out χαρακτηρίστε τα ως Opted Out.</text:p>
          <text:p text:style-name="P2">To add an additional email address, click the Add icon. You can add multiple email addresses.</text:p>
          <text:p text:style-name="P2">Περιγραφή: Εισάγετε μια σύντομη περιγραφή για το lead.</text:p>
          <text:p text:style-name="P2">Εισάγετε τις ακόλουθες πληροφορίες στην ενότητα Περισσότερες πληροφορίες:</text:p>
          <text:p text:style-name="P2">Κατάσταση. Επιλέξτε την κατάσταση του lead από τη λίστα. Οι βασικές επιλογές που απαριθμούνται στη συνέχεια. Ο διαχειριστής μπορεί να αλλάξει τις επιλογές ανάλογα με τις απαιτήσεις του οργανισμού σας:</text:p>
          <table:table table:name="Πίνακας3" table:style-name="Πίνακας3">
            <table:table-column table:style-name="Πίνακας3.A"/>
            <table:table-column table:style-name="Πίνακας3.B"/>
            <table:table-row>
              <table:table-cell table:style-name="Πίνακας3.A1" office:value-type="string">
                <text:p text:style-name="P4">l </text:p>
              </table:table-cell>
              <table:table-cell table:style-name="Πίνακας3.A1" office:value-type="string">
                <text:p text:style-name="P4">Νέο: Νέο lead.</text:p>
              </table:table-cell>
            </table:table-row>
          </table:table>
          <table:table table:name="Πίνακας4" table:style-name="Πίνακας4">
            <table:table-column table:style-name="Πίνακας4.A"/>
            <table:table-column table:style-name="Πίνακας4.B"/>
            <table:table-row>
              <table:table-cell table:style-name="Πίνακας4.A1" office:value-type="string">
                <text:p text:style-name="P4">l </text:p>
              </table:table-cell>
              <table:table-cell table:style-name="Πίνακας4.A1" office:value-type="string">
                <text:p text:style-name="P4">Ανάθεση: έχει πρόσφατα εκχωρηθεί στον χρήστη.</text:p>
              </table:table-cell>
            </table:table-row>
          </table:table>
          <table:table table:name="Πίνακας5" table:style-name="Πίνακας5">
            <table:table-column table:style-name="Πίνακας5.A"/>
            <table:table-column table:style-name="Πίνακας5.B"/>
            <table:table-row>
              <table:table-cell table:style-name="Πίνακας5.A1" office:value-type="string">
                <text:p text:style-name="P4">l </text:p>
              </table:table-cell>
              <table:table-cell table:style-name="Πίνακας5.A1" office:value-type="string">
                <text:p text:style-name="P4">Σε εξέλιξη: Ενεργό.</text:p>
              </table:table-cell>
            </table:table-row>
          </table:table>
          <table:table table:name="Πίνακας6" table:style-name="Πίνακας6">
            <table:table-column table:style-name="Πίνακας6.A"/>
            <table:table-column table:style-name="Πίνακας6.B"/>
            <table:table-row>
              <table:table-cell table:style-name="Πίνακας6.A1" office:value-type="string">
                <text:p text:style-name="P4">l </text:p>
              </table:table-cell>
              <table:table-cell table:style-name="Πίνακας6.A1" office:value-type="string">
                <text:p text:style-name="P4">τροποποημένο: Η κατάσταση εμφανίζεται ως τροποποιημένη. Το σύστημα αλλάζει αυτόματα την κατάσταση στον τομέα αυτό.</text:p>
              </table:table-cell>
            </table:table-row>
          </table:table>
          <table:table table:name="Πίνακας7" table:style-name="Πίνακας7">
            <table:table-column table:style-name="Πίνακας7.A"/>
            <table:table-column table:style-name="Πίνακας7.B"/>
            <table:table-row>
              <table:table-cell table:style-name="Πίνακας7.A1" office:value-type="string">
                <text:p text:style-name="P4">Σημείωση : </text:p>
              </table:table-cell>
              <table:table-cell table:style-name="Πίνακας7.A1" office:value-type="string">
                <text:p text:style-name="P4">Μην διαγράψετε τη τροποποιημένη κατάσταση από την ακόλουθη λίστα</text:p>
              </table:table-cell>
            </table:table-row>
          </table:table>
          <table:table table:name="Πίνακας8" table:style-name="Πίνακας8">
            <table:table-column table:style-name="Πίνακας8.A"/>
            <table:table-column table:style-name="Πίνακας8.B"/>
            <table:table-row>
              <table:table-cell table:style-name="Πίνακας8.A1" office:value-type="string">
                <text:p text:style-name="P4">l </text:p>
              </table:table-cell>
              <table:table-cell table:style-name="Πίνακας8.A1" office:value-type="string">
                <text:p text:style-name="P4">Recycled: No opportunity at this time, lead should recycle to marketing for future follow-up.</text:p>
              </table:table-cell>
            </table:table-row>
          </table:table>
          <table:table table:name="Πίνακας9" table:style-name="Πίνακας9">
            <table:table-column table:style-name="Πίνακας9.A"/>
            <table:table-column table:style-name="Πίνακας9.B"/>
            <table:table-row>
              <table:table-cell table:style-name="Πίνακας9.A1" office:value-type="string">
                <text:p text:style-name="P4">l </text:p>
              </table:table-cell>
              <table:table-cell table:style-name="Πίνακας9.A1" office:value-type="string">
                <text:p text:style-name="P4">Dead: Καμία πιπθανότητα</text:p>
              </table:table-cell>
            </table:table-row>
          </table:table>
          <text:p text:style-name="P7">Περιγραφή κατάσασης.Πληκτρολογήστε μια σύντομη περιγραφή</text:p>
          <text:p text:style-name="P3">Opportunity Amount. <text:span text:style-name="T2">Εκτημώμενο ποσό πωλήσεων.</text:span> </text:p>
          <text:p text:style-name="P3"/>
          <text:p text:style-name="P2">Εκστρατεία. Εισάγετε το όνομα της καμπάνιας ή κάντε κλικ στο κουμπί Επιλογή για να επιλέξετε από τη λίστα Καμπάνιες για να συνδεθεί το lead με μια καμπάνια.</text:p>
          <text:p text:style-name="P2">Lead Source. Select the origins of the lead such as Trade Show or Direct Mail from the drop-down list.</text:p>
          <text:p text:style-name="P2">Lead Πηγή. Επιλέξτε την πηγή lead, ​​όπως Trade Show ή Direct Mail από τη λίστα.</text:p>
          <text:p text:style-name="P2">Lead Source Description. Enter a brief description of the lead source.</text:p>
          <text:p text:style-name="P2">Referred by. Enter relevant information in this field if someone referred the lead to you.</text:p>
          <text:p text:style-name="P2">Do Not Call. Check this box to add the lead’s name to the Do Not Call list. This is to ensure that the lead is not contacted through the phone during campaigns.</text:p>
          <text:p text:style-name="P2">Specify the following information in the Other section:</text:p>
          <text:p text:style-name="P2">Assigned to. Enter the name of the individual who is assigned to the record, or click Select to choose from the User List. By default, this is assigned to you.</text:p>
          <table:table table:name="Πίνακας10" table:style-name="Πίνακας10">
            <table:table-column table:style-name="Πίνακας10.A"/>
            <table:table-column table:style-name="Πίνακας10.B"/>
            <table:table-row>
              <table:table-cell table:style-name="Πίνακας10.A1" office:value-type="string">
                <text:p text:style-name="P4">3.</text:p>
              </table:table-cell>
              <table:table-cell table:style-name="Πίνακας10.A1" office:value-type="string">
                <text:p text:style-name="P4">Click Save.</text:p>
              </table:table-cell>
            </table:table-row>
          </table:table>
          <text:p text:style-name="P5">This displays the lead’s Detail View. You can create activities, attach notes, and view past marketing activities, including a list of campaigns, if any, that were sent out to the lead in the Lead’s Detail View.</text:p>
        </text:section>
        <text:section text:style-name="Sect1" text:name="section_3">
          <text:h text:style-name="Heading_20_2" text:outline-level="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ds - SugarCRM Support </dc:title>
    <meta:generator>LibreOffice/4.2.3.3$Linux_x86 LibreOffice_project/420m0$Build-3</meta:generator>
    <dc:date>2014-07-21T19:17:09.660082203</dc:date>
    <meta:editing-duration>PT34M35S</meta:editing-duration>
    <meta:editing-cycles>4</meta:editing-cycles>
    <meta:document-statistic meta:table-count="10" meta:image-count="0" meta:object-count="0" meta:page-count="1" meta:paragraph-count="57" meta:word-count="705" meta:character-count="4686" meta:non-whitespace-character-count="4026"/>
    <meta:user-defined meta:name=""/>
    <meta:user-defined meta:name="viewport">width=device-width</meta:user-defined>
  </office:meta>
</office:document-meta>
</file>